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20pt" officeooo:rsid="001e7060" officeooo:paragraph-rsid="001e706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20pt" officeooo:rsid="00233f83" officeooo:paragraph-rsid="00233f8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tkinson Hyperlegible" officeooo:rsid="00233f83" officeooo:paragraph-rsid="00233f83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4pt" officeooo:rsid="0025232d" officeooo:paragraph-rsid="0025232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tkinson Hyperlegible" fo:font-size="14pt" officeooo:rsid="001e7060" officeooo:paragraph-rsid="001e706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tkinson Hyperlegible" fo:font-size="14pt" officeooo:rsid="001e7060" officeooo:paragraph-rsid="0025232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tkinson Hyperlegible" officeooo:rsid="001e7060" officeooo:paragraph-rsid="0025232d"/>
    </style:style>
    <style:style style:name="P8" style:family="paragraph" style:parent-style-name="Standard">
      <style:paragraph-properties fo:text-align="center" style:justify-single-word="false"/>
      <style:text-properties style:font-name="Atkinson Hyperlegible" fo:font-size="20pt" officeooo:rsid="0006d9a8" officeooo:paragraph-rsid="002859d6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tkinson Hyperlegible" fo:font-size="14pt" officeooo:rsid="0006d9a8" officeooo:paragraph-rsid="002859d6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tkinson Hyperlegible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tkinson Hyperlegible"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tkinson Hyperlegible" fo:font-size="14pt" officeooo:rsid="002fb1ef" officeooo:paragraph-rsid="002fb1ef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2dc2f2" officeooo:paragraph-rsid="002dc2f2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0afe5c" officeooo:paragraph-rsid="0030b4a8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Atkinson Hyperlegible" fo:font-size="14pt" fo:font-weight="normal" officeooo:rsid="00223eb9" officeooo:paragraph-rsid="0030b4a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af1dc" officeooo:paragraph-rsid="0030b4a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30b4a8" officeooo:paragraph-rsid="0030b4a8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23eb9" officeooo:paragraph-rsid="0030b4a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tkinson Hyperlegible" fo:font-size="14pt" officeooo:rsid="002e333e" officeooo:paragraph-rsid="0030b4a8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Atkinson Hyperlegible" fo:font-size="20pt" officeooo:rsid="0030b4a8" officeooo:paragraph-rsid="0030b4a8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Atkinson Hyperlegible" fo:font-size="14pt" officeooo:rsid="0030b4a8" officeooo:paragraph-rsid="0030b4a8" style:font-size-asian="14pt" style:font-size-complex="14pt"/>
    </style:style>
    <style:style style:name="T1" style:family="text">
      <style:text-properties officeooo:rsid="00227aad"/>
    </style:style>
    <style:style style:name="T2" style:family="text">
      <style:text-properties officeooo:rsid="002fb1ef"/>
    </style:style>
    <style:style style:name="T3" style:family="text">
      <style:text-properties officeooo:rsid="000afe5c"/>
    </style:style>
    <style:style style:name="T4" style:family="text">
      <style:text-properties officeooo:rsid="003b36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to de Entrada</text:p>
      <text:p text:style-name="P2">Perdona a tu pueblo.</text:p>
      <text:p text:style-name="P3"/>
      <text:p text:style-name="P4">CORO:</text:p>
      <text:p text:style-name="P4">PERDONA A TU PUEBLO, SEÑOR,</text:p>
      <text:p text:style-name="P4">PERDONA A TU PUEBLO. PERDÓNALE, SEÑOR.</text:p>
      <text:p text:style-name="P5"/>
      <text:p text:style-name="P5">1. No estés eternamente enojado.</text:p>
      <text:p text:style-name="P5">No estés eternamente enojado.</text:p>
      <text:p text:style-name="P6">¡Perdónale Señor!<text:span text:style-name="T1"><text:tab/>CORO.</text:span></text:p>
      <text:p text:style-name="P5"/>
      <text:p text:style-name="P5">2. Por las espinas que te punzaron,</text:p>
      <text:p text:style-name="P5">por los tres clavos que te clavaron.</text:p>
      <text:p text:style-name="P6">¡Perdónale Señor!<text:span text:style-name="T1"><text:tab/>CORO.</text:span></text:p>
      <text:p text:style-name="P5"/>
      <text:p text:style-name="P5">3. Por las tres horas de tu agonía</text:p>
      <text:p text:style-name="P5">en que por madre diste a María.</text:p>
      <text:p text:style-name="P6">¡Perdónale, Señor!<text:span text:style-name="T1"><text:tab/>CORO.</text:span></text:p>
      <text:p text:style-name="P5"/>
      <text:p text:style-name="P5">4. Por tus profundas llagas crueles,</text:p>
      <text:p text:style-name="P5">por tus salivas y por tus hieles.</text:p>
      <text:p text:style-name="P6">¡Perdónale, Señor!<text:span text:style-name="T1"><text:tab/>CORO.</text:span></text:p>
      <text:p text:style-name="P5"/>
      <text:p text:style-name="P5">5. Por las heridas de pies y manos,</text:p>
      <text:p text:style-name="P5">por los azotes tan inhumanos.</text:p>
      <text:p text:style-name="P6">¡Perdónale, Señor!<text:span text:style-name="T1"><text:tab/>CORO.</text:span></text:p>
      <text:p text:style-name="P5"/>
      <text:p text:style-name="P5">6. Por los tres clavos que te clavaron,</text:p>
      <text:p text:style-name="P5">y las espinas que te punzaron.</text:p>
      <text:p text:style-name="P6">¡Perdónale, Señor!<text:span text:style-name="T1"><text:tab/>CORO.</text:span></text:p>
      <text:p text:style-name="P5"/>
      <text:p text:style-name="P5">7. Por tu poder y amor inefable,</text:p>
      <text:p text:style-name="P5">por tu misericordia entrañable.</text:p>
      <text:p text:style-name="P6">¡Perdónale, Señor!<text:span text:style-name="T1"><text:tab/>CORO.</text:span></text:p>
      <text:p text:style-name="P5"/>
      <text:p text:style-name="P5">8. Somos el pueblo que has elegido,</text:p>
      <text:p text:style-name="P5">y con tu sangre lo has redimido.</text:p>
      <text:p text:style-name="P6">¡Perdónale, Señor!<text:span text:style-name="T1"><text:tab/>CORO.</text:span></text:p>
      <text:p text:style-name="P5"/>
      <text:p text:style-name="P5"><text:soft-page-break/>9. Reconocemos nuestro pecado,</text:p>
      <text:p text:style-name="P5">que tantas veces has perdonado.</text:p>
      <text:p text:style-name="P6">¡Perdónale, Señor!<text:span text:style-name="T1"><text:tab/>CORO.</text:span></text:p>
      <text:p text:style-name="P5"/>
      <text:p text:style-name="P5">10. Dios de la fiel y eterna Alianza,</text:p>
      <text:p text:style-name="P5">en ti ponemos nuestra esperanza.</text:p>
      <text:p text:style-name="P6">¡Perdónale, Señor!<text:span text:style-name="T1"><text:tab/>CORO.</text:span></text:p>
      <text:p text:style-name="P5"/>
      <text:p text:style-name="P5">11. Desde la cruz nos diste a tu Madre,</text:p>
      <text:p text:style-name="P5">vuélvenos al abrazo del Padre.</text:p>
      <text:p text:style-name="P6">¡Perdónale, Señor!<text:span text:style-name="T1"><text:tab/>CORO.</text:span></text:p>
      <text:p text:style-name="P7"/>
      <text:p text:style-name="P8">Kyrie eleison</text:p>
      <text:p text:style-name="P9"/>
      <text:p text:style-name="P9">Kyrie eleison, kyrie eleison.</text:p>
      <text:p text:style-name="P9">Christe eleison, Christe eleison.</text:p>
      <text:p text:style-name="P9">Kyrie eleison, kyrie eleison.</text:p>
      <text:p text:style-name="P10"/>
      <text:p text:style-name="P11">Ofertorio</text:p>
      <text:p text:style-name="P11">Oh, madre dolorosa</text:p>
      <text:p text:style-name="P10"/>
      <text:p text:style-name="P12">CORO:</text:p>
      <text:p text:style-name="P13">¡OH MADRE DOLOROSA!,</text:p>
      <text:p text:style-name="P13">¡MADRE DEL PECADOR!,</text:p>
      <text:p text:style-name="P13">CÚBRENOS CON TU MANTO,</text:p>
      <text:p text:style-name="P13">OH MADRE, SÁLVANOS!</text:p>
      <text:p text:style-name="P13"/>
      <text:p text:style-name="P13"><text:span text:style-name="T2">1. </text:span>No olvides Madre mía,</text:p>
      <text:p text:style-name="P13">que bajo de la Cruz,</text:p>
      <text:p text:style-name="P13">por Madre te dejaba</text:p>
      <text:p text:style-name="P13">al morir tu Jesús.<text:tab/><text:span text:style-name="T2">CORO.</text:span></text:p>
      <text:p text:style-name="P13"/>
      <text:p text:style-name="P13"><text:span text:style-name="T2">2. </text:span>Siento dentro del pecho,</text:p>
      <text:p text:style-name="P13">la voz de mi Jesús,</text:p>
      <text:p text:style-name="P13">“Ahí tienes a tu madre”,</text:p>
      <text:p text:style-name="P13">la Madre eres tu.<text:tab/><text:span text:style-name="T2">CORO.</text:span></text:p>
      <text:p text:style-name="P13"/>
      <text:p text:style-name="P13"/>
      <text:p text:style-name="P13"/>
      <text:p text:style-name="P13"><text:soft-page-break/><text:span text:style-name="T2">3. </text:span>Cuando, en mi agonía,</text:p>
      <text:p text:style-name="P13">bese, por fin, la Cruz,</text:p>
      <text:p text:style-name="P13">ven a mi Madre Mía,</text:p>
      <text:p text:style-name="P13">ven Madre con Jesús.<text:tab/><text:span text:style-name="T2">CORO.</text:span></text:p>
      <text:p text:style-name="P13"/>
      <text:p text:style-name="P13"><text:span text:style-name="T2">4. </text:span>Cuando llegue mi alma,</text:p>
      <text:p text:style-name="P13">a la visión de luz,</text:p>
      <text:p text:style-name="P13">Jesús será mi hermano,</text:p>
      <text:p text:style-name="P13">Mi Madre siempre tú.<text:tab/><text:span text:style-name="T2">CORO.</text:span></text:p>
      <text:p text:style-name="P13"/>
      <text:p text:style-name="P14">Sanctus</text:p>
      <text:p text:style-name="P15"/>
      <text:p text:style-name="P16">S<text:span text:style-name="T3">anctus</text:span>, <text:span text:style-name="T3">sanctus</text:span>, <text:span text:style-name="T3">sanctus</text:span></text:p>
      <text:p text:style-name="P16">Dó<text:span text:style-name="T3">minus</text:span> D<text:span text:style-name="T3">eus</text:span> Sá<text:span text:style-name="T3">baoth</text:span>.</text:p>
      <text:p text:style-name="P16"/>
      <text:p text:style-name="P16">P<text:span text:style-name="T4">leni</text:span> <text:span text:style-name="T4">sunt</text:span> <text:span text:style-name="T4">cœli</text:span> <text:span text:style-name="T4">et</text:span> <text:span text:style-name="T4">terra</text:span> <text:span text:style-name="T4">glória</text:span> <text:span text:style-name="T4">tuam</text:span>.</text:p>
      <text:p text:style-name="P16">H<text:span text:style-name="T3">osanna in excélsis</text:span>.</text:p>
      <text:p text:style-name="P16"/>
      <text:p text:style-name="P16">Benedíctus qui venit in nómine Dómini.</text:p>
      <text:p text:style-name="P16">H<text:span text:style-name="T3">osanna in excélsis</text:span>.</text:p>
      <text:p text:style-name="P17"/>
      <text:p text:style-name="P14">Agnus Dei</text:p>
      <text:p text:style-name="P18"/>
      <text:p text:style-name="P19">Agnus Dei, quitolis peccáta mundi, miserére nobis.</text:p>
      <text:p text:style-name="P19">Agnus Dei, quitolis peccáta mundi, miserére nobis.</text:p>
      <text:p text:style-name="P19">Agnus Dei, quitolis peccáta mundi, dona nobis pacem.</text:p>
      <text:p text:style-name="P19"/>
      <text:p text:style-name="P20">Comunión</text:p>
      <text:p text:style-name="P20">Pecador contempla</text:p>
      <text:p text:style-name="P21"/>
      <text:p text:style-name="P21">1. Pecador contempla el día final</text:p>
      <text:p text:style-name="P21">en que han de dar cuenta los hijos de Adán.</text:p>
      <text:p text:style-name="P21"/>
      <text:p text:style-name="P21">2. En un verde valle que es de Josefat</text:p>
      <text:p text:style-name="P21">envuelto en pavesas, el mundo verás.</text:p>
      <text:p text:style-name="P21"/>
      <text:p text:style-name="P21">3. Acabado el mundo, debes contemplar</text:p>
      <text:p text:style-name="P21">que el cuerpo y el alma su unión buscarán.</text:p>
      <text:p text:style-name="P21"><text:soft-page-break/></text:p>
      <text:p text:style-name="P21">4. Llamará Dios a juicio a todo ser racional</text:p>
      <text:p text:style-name="P21">para que den cuenta del modo de obrar.</text:p>
      <text:p text:style-name="P21"/>
      <text:p text:style-name="P21">5. Dime, pecador si en gracia no estás</text:p>
      <text:p text:style-name="P21">cuando Dios te llama a su tribunal.</text:p>
      <text:p text:style-name="P21"/>
      <text:p text:style-name="P21">6. Tu seno de culpas allí se verá</text:p>
      <text:p text:style-name="P21">y aun las más ocultas, patentes serán.</text:p>
      <text:p text:style-name="P21"/>
      <text:p text:style-name="P21">7. Tu ángel de la guarda, allí te acusará</text:p>
      <text:p text:style-name="P21">y María Santísima no te amparará.</text:p>
      <text:p text:style-name="P21"/>
      <text:p text:style-name="P21">8. Allí el Juez severo gran cargo te hará</text:p>
      <text:p text:style-name="P21">de tu mala vida, tú responderás.</text:p>
      <text:p text:style-name="P21"/>
      <text:p text:style-name="P21">9. No habrá allí disculpas, ni se admitirán</text:p>
      <text:p text:style-name="P21">descargos a nadie de su mal obrar.</text:p>
      <text:p text:style-name="P21"/>
      <text:p text:style-name="P21">10. Dime, miserable, ¿de quién te valdrás</text:p>
      <text:p text:style-name="P21">si allí al más justo, temblar le verás?</text:p>
      <text:p text:style-name="P21"/>
      <text:p text:style-name="P21">11. Llorad vuestras faltas gemid y clamad</text:p>
      <text:p text:style-name="P21">que si grave es la culpa el infierno es más.</text:p>
      <text:p text:style-name="P21"/>
      <text:p text:style-name="P21">12. Es píldora amarga, dorado disfraz</text:p>
      <text:p text:style-name="P21">que se vende como azúcar siendo rejalgar.</text:p>
      <text:p text:style-name="P21"/>
      <text:p text:style-name="P21">13. Es serpiente astuta, dragón infernal</text:p>
      <text:p text:style-name="P21">basilisco que mata con solo mirar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><text:soft-page-break/>Final</text:p>
      <text:p text:style-name="P11">Pequé, pequé, Dios mío</text:p>
      <text:p text:style-name="P10"/>
      <text:p text:style-name="P10">1. Pequé, pequé, Dios mío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2. Por tus profundas llagas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3. Por tus heridas crueles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4. Por tu Corona Santa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5. Por tu preciosa Sangre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/>
      <text:p text:style-name="P10"><text:soft-page-break/>6. Por tu costado abierto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7. Por tu agonía santa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8. Por tu Madre afligida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9. Jesús, a Tí pedimos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  <text:p text:style-name="P10"/>
      <text:p text:style-name="P10">10. Tú eres nuestro guía.</text:p>
      <text:p text:style-name="P10">PIEDAD, SEÑOR, PIEDAD.</text:p>
      <text:p text:style-name="P10">Si grandes son mis culpas,</text:p>
      <text:p text:style-name="P10">mayor es tu bondad.</text:p>
      <text:p text:style-name="P10">SI GRANDES SON MIS CULPAS</text:p>
      <text:p text:style-name="P10">MAYOR ES TU BONDA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45:10.336441975</meta:creation-date>
    <dc:date>2025-02-10T08:12:54.851427844</dc:date>
    <meta:editing-duration>P1DT4H35M40S</meta:editing-duration>
    <meta:editing-cycles>20</meta:editing-cycles>
    <meta:generator>LibreOffice/24.8.4.2$Linux_X86_64 LibreOffice_project/480$Build-2</meta:generator>
    <meta:document-statistic meta:table-count="0" meta:image-count="0" meta:object-count="0" meta:page-count="6" meta:paragraph-count="166" meta:word-count="814" meta:character-count="4416" meta:non-whitespace-character-count="3768"/>
  </office:meta>
</office:document-meta>
</file>